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2e006f" draw:marker-start-width="0.242cm" draw:marker-end-width="0.242cm" draw:fill-color="#ecdda4" draw:textarea-horizontal-align="justify" draw:textarea-vertical-align="middle" draw:auto-grow-height="false" fo:min-height="4.17cm" fo:min-width="9.601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solid" svg:stroke-width="0.028cm" svg:stroke-color="#2e006f" draw:marker-start-width="0.242cm" draw:marker-end-width="0.242cm" draw:fill-color="#e4a82f" draw:textarea-horizontal-align="justify" draw:textarea-vertical-align="middle" draw:auto-grow-height="false" fo:min-height="4.17cm" fo:min-width="9.60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2e006f" draw:marker-start-width="0.242cm" draw:marker-end-width="0.242cm" draw:fill-color="#a4f7fd" draw:textarea-horizontal-align="justify" draw:textarea-vertical-align="middle" draw:auto-grow-height="false" fo:min-height="4.17cm" fo:min-width="9.601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2e006f" draw:marker-start-width="0.242cm" draw:marker-end-width="0.242cm" draw:fill-color="#ab97fd" draw:textarea-horizontal-align="justify" draw:textarea-vertical-align="middle" draw:auto-grow-height="false" fo:min-height="1.014cm" fo:min-width="6.074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2e006f" draw:marker-start-width="0.242cm" draw:marker-end-width="0.242cm" draw:fill-color="#ab97fd" draw:textarea-horizontal-align="justify" draw:textarea-vertical-align="middle" draw:auto-grow-height="false" fo:min-height="1.013cm" fo:min-width="6.074cm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3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4" style:family="paragraph">
      <loext:graphic-properties draw:fill-color="#a4f7fd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5" style:family="paragraph">
      <loext:graphic-properties draw:fill-color="#ab97fd"/>
      <style:paragraph-properties fo:text-align="center"/>
      <style:text-properties fo:color="#2e006f" loext:opacity="100%" style:font-name="Century Gothic" fo:font-size="4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01cm" svg:height="4.42cm" svg:x="11.15cm" svg:y="2.852cm">
          <text:p text:style-name="P1">RD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01cm" svg:height="4.42cm" svg:x="1.665cm" svg:y="14.846cm">
          <text:p text:style-name="P1">DataFra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01cm" svg:height="4.42cm" svg:x="20.604cm" svg:y="14.846cm"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08cm" svg:height="2.526cm" draw:transform="rotate (0.994837673636768) translate (8.878cm 13.8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8.207cm" svg:height="2.526cm" draw:transform="skewX (-8.9802315751625E-017) rotate (2.16420827247297) translate (21.405cm 15.0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8.208cm" svg:height="2.525cm" svg:x="12.096cm" svg:y="15.8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5T22:30:57.959170523</meta:creation-date>
    <dc:date>2021-05-09T13:27:34.547792588</dc:date>
    <meta:editing-duration>PT4M52S</meta:editing-duration>
    <meta:editing-cycles>2</meta:editing-cycles>
    <meta:generator>LibreOffice/7.1.2.2$MacOSX_X86_64 LibreOffice_project/8a45595d069ef5570103caea1b71cc9d82b2aae4</meta:generator>
    <meta:document-statistic meta:object-count="6"/>
  </office:meta>
</office:document-meta>
</file>